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गोंयकारांनीय मनयलें इद उल फित्र रमझानाचो पवित्र म्हयनो सोपलो इदान सुटलो मुस्लिमांचो 30 दिसांचो रोजा पळयात इद उल फित्र.</text:p>
      <text:p>आयपीबीन पास केल्ल्या प्रकल्पांचो अभ्यास करुंक सोदतात म्हूण जीजीसीआयचे कपलाक आटयो कॉमन मिनिमल प्रोग्राम जीसीसीआयक मानवल्लो ना आमसभेंत हुस्को</text:p>
      <text:p>.कॅप्टन ऑफ पोर्टस एनओसींक कटकटी करता म्हूण गडकरी बेजारलो गडकरीचें तकलेंत गोंयांत सीएनजीवेल्या ट्रान्स्पोर्टाचो प्लान जीसीसीआयचे आमसभेंत गडकरी.</text:p>
      <text:p>राजधानी एक्स्प्रॅसीकूय गळटी ट्रेनीचे एसी डबेय फुटके एसीय चलना मात ट्विटराचेर पॅसेंजरांचे कंप्लेनीक रेल्वे अधिकाऱ्यांचो रिस्पॉन्स दिल्ली गोवा प्रवाशांचो अणभव खासा रिपोर्ट.</text:p>
      <text:p>आनी</text:p>
      <text:p>कळंगुटे मध्यानरातीं एकल्याक तोपून माल्लो 25 वर्सांच्या जोजेफ इस्मायल सिकेरान 52 वर्सांच्या टायरन नाझारेथाक तोपलो सूडांतल्यान हल्लो दोगांचोय रॅकॉर्ड क्रिमिनल</text:p>
      <text:p>इद उल फित्र मुस्लिमांचो सगल्यांत मोठो सण. हें इद म्हणजेच रमझान इद. पवित्र रमझानाच्या म्हयन्यांत 30 दीस रोजा पाळळ्या उपरांत रमझानाचे शेवटाक इदाचो चंद्र पळोवन रोजा सोडून मुस्लिम इद मनयतात. सकाळीं नमाजा उपरांत एकामेका वेंग मारून परबी दितात. रमझानाचो उपास सोपलो पळयात इद उल फित्र.</text:p>
      <text:p>आयपीबीन पास केल्ल्या प्रकल्पांचो परत अभ्यास करुंक सोदतात म्हूण जीजीसीआयचेकपलाक आटयो. गोंय सरकाराचो हो प्रोग्राम जीसीसीआयक मानवल्लो ना. जीसीसीआयचो आदलो अध्यक्ष नाना बांदेकार संघटनेचे वर्सुकी आमसभेक आपली खुर्ची सोडटा सोडटां हुस्को उक्तावन गेलो. आतां नवो अध्यक्ष संदीप भांडाऱ्यान हो इशू हाताळपाचो. आयपीबीच्या प्रोपोजलांक हरकत घेवपी विजय आनी रोहन आतां मंत्री जाल्ल्यान पर्रीकार सरकार सध्या तांचो प्रोग्राम चालीक लायता.</text:p>
      <text:p>जीसीआयचे हे आमसभेक केंद्रिय येरादारी मंत्री नितीन गडकरीय आशिल्लो. कॅप्टन ऑफ पोर्टस प्रॉजॅक्टांचे एनओसींक कटकटी करता म्हूण गडकरी बरोच बेजारला. गोंयांत दिल्लीप्रमाण सीएनजीचेर ट्रान्स्पोर्ट सुरु करपाचो प्लान तो जीसीसीआयचे आमसभेक उलोवन गेला. पोलूशनाक खंय सीएनजीच उपाय. नीती आयोगाचो मेम्बर के सरस्वतीय आमसभेक नवे तंत्रज्ञानाचेर उलयलो.</text:p>
      <text:p>घेवया एक ब्रेक</text:p>
      <text:p>म्हापशेच्या एडीईआय बिल्डिंगेचें केन्ना कितें जायत नेम ना. बिल्डिंगेक वेरो गेल्यात. सिमेंटकॉक्रिंट निखळटा म्हूण वर्सान वर्स खबरो येतात. पालक आनी एक्टिव्हिस्ट आवाज काडटात. निमाणे गलगलाक आयिल्ले हे बिल्डिंगेचे मॅन्टेनन्साक 25 लाख मोडपाचे जीसएआयडीसीन थारायलां. नगरसेवक म्हण्टा बिल्डिंग रिपॅर करुन फायदो ना 25 लाख उदकांत. ते परस नवी बिल्डिंग बांदची.</text:p>
      <text:p>व्होल्टेज वयरसकयल जाली तरी आतां ओपा उदका पुरवणेचेर तितलोसो परिणाम जावचो ना. थंय आतां एव्हीआर बसयला. वोल्टेजीचो उदका पुरवण यंत्रणेचेर परिणाम जावचो न्ही म्हूण ऑटोमॅटिक व्होल्टेज रेग्युलेटर घाला. ओपा उदका पुरवण प्रकल्पांत लायटीचें काम आशिल्ल्यान फोंडें आनी जीएमसी धरून तिसवाडींत आयतारा दिसभर उदका पुरवण मर्यादीत उल्ली.</text:p>
      <text:p>कळंगुटे एकल्याक तोपून माल्लो. शेनवारा राती साडे अकरांक गजाल. 25 वर्सांच्या जोजेफ इस्मायल सिकेरान 52 वर्सांच्या टायरन नाझारेथाचो खंय सूड घेवंक ताचेर सुरी हल्लो केलो. नाझारेथाक जखमी अवस्थेंत हॉस्पिटलांत व्हेल्लो पूण सकाळी तो सोपलो. पुलीस सध्या जोजेफाक सोदतात.</text:p>
      <text:p>घेवया एक ब्रेक</text:p>
      <text:p>एकेवटेन सरकार तेजसासारख्यो हायफाय ट्रेनी हाडटा आनी आदल्या बऱ्या बऱ्या ट्रेनींची मात दशा जाल्या. दिल्लीमडगांव राजधानी एक्स्प्रेसीची गत सध्या अशीच. पावस पडलो जाल्यार राजधानी एक्स्प्रॅसींत वेल्यान गळटी भिजिल्ली लगेज घेवन भायर सरपाचे एसीकोचांच्यो एसी चलनात गोंयच्या पॅसेंजरांनीय हाचो अणभव घेतलो खासा रिपोर्ट.</text:p>
      <text:p>मार्केटांत कंपिटिशन आयले उपरांत गोवा डेअरीन आतां हळहळू डेरीचे मेम्बर वाडोवंक सभासद संपर्क मोहीम करपाक घेतल्या. सोसायटींनी दूद घालतल्यांचे प्रस्न आनी अडचणी आयकून तांचे प्रस्न सोडोवपाचीं कामां मोहीमेंत जातलीं. समुलाकलागून मात्सो फटको बसलो म्हूण गोवा डेअरीक मान्य पूण आता दूद आनी सर्व्हिसेचो दर्जो सुदारून गोवा डेरी नेट धरतली म्हूण चॅरमॅन प्रुडंटाक सांगता.</text:p>
      <text:p>मगोन तळ्यांत मळ्यांत केल्ल्यान खंय इलॅक्शनाक युतीचें सादलें ना. गोवा सुरक्षा मंचान आतां पोटवेंचणूक आनी 2019त दोनुय लोकसभा सीटांचेर उमेदवार घालपाचें थारायला. मंचाची गोंयभर सुमार लाखभर मतां आसात. एक तरी सीट खंय ते काडपाक शकतात. आयतारा मंचान केद्रीय समिती वेंचून काडली. आनंद शिरोडकार केंद्रीय समितीचो अध्यक्ष. मायभाशेचो घात करपी फुडाऱ्यांक इलॅक्शनांत वडोवंक मंच स्ट्रॅटजी करतलो.</text:p>
      <text:p>घेवया एक ब्रेक</text:p>
      <text:p>हॉस्पीसीओ हॉस्पीटलांतले मोडिल्ले रॅलींग आनी बाकीच्या रिपॅर्साच्या कामाची जबाबदारी घेवन काम सुरु करचे म्हूण हॅल्थ मिनिस्टर उलयलो. हॉस्पीटलाचे रॅलींग पडून एके बायलेक मार लागल्या उपरांत मंत्री थंय इन्स्पॅक्शनाक वचून आयलो. नवे हॉस्पीटल फाटल्या पाच वर्सांत पुराय जावंक जाय आशिल्लें दिगंबर कामत आनी विजयाकडेन उलोवन ते बेगीन मार्गाक लायता म्हूण भलायकी मंत्री उलयलो.</text:p>
      <text:p>म्हापशेंच्या इंटरस्टेट बसस्टँडाचें रेबें जाला. टुरिस्ट आनी प्रवाश्यांचे पयलें पावल पडटा रॅब्यांत. बसींतल्यान देवतनाय रॅब्यांतल्यान वाट काडीत भायर सरतात. कांय बशी टॅक्सी स्टँडार रावतात थंय ट्राफीक जॅम बसवाल्यांक तालांव बाकीचेय त्रास. बस स्टँडाचे काम खंय डिसेंबरात सुरु जातलें. तोमोरेन ट्रान्स्पोर्ट खातें आनी पालिकेन मेळून कितें तरी तात्पुरतो उपाय काडपाचो.</text:p>
      <text:p>घेवया एक ब्रेक</text:p>
      <text:p>डब्ल्युआरडी मिनिस्टरविनोद पालयेकारान गोंयचे झरे साल्वार करपाक करपाचें काम हातांत घेतलां. गोंयभर सुमार एक हजार णवशें नैसर्गिक झरे आस असो डब्ल्युआरडीचो अदमास. अशें सगळे झरे सोदुन काडुन ते नितळ करून बांदून काडपाचें काम हातात घेयात म्हूण पालयेंकारान खात्याच्या सगळ्या डिव्हिज्यनांच्या इंजिनीयराक सांगलां.</text:p>
      <text:p>कोळश्याच्या पोलूशना आड वास्कोकारांनी आंदोलनाची शिटकावणी दिल्या. कितलोसोच तेंप लोक कोळश्याच्या पोलूशना आड आवाज काडित आसात मात दिशीं दिशीं प्रदुशण वाडटा.आयतारा सकाळी वास्कोच्या रस्त्यांचेर ओवरलोडेड ट्रकांतल्यान कोळश्याचे कुडके पडिल्ले दिसतनाच लोक चाळवले.</text:p>
      <text:p>फोमेंतो स्कॉलर्स स्किमीखाला अंदू 7 विद्यार्थ्यांक अमेरिकेंत इंजिनियरिंग शिकपाक धाडल्यात. हे पयलीं 14 जाण ह्या स्किमीखाला अमेरिकेंत शिकतात. मडगांवां फोमेंतो स्कॉलर्स गौरव सुवाळो जालो. आज चडशीं कामां रोबोटांकडल्यान जातात तेखातीर बेकारी वाडूंक लागल्या ह्याफुडे शारिरीक कामांपेक्षा बौद्धिक कामाक वालोर चड आसतलो म्हूण उद्देजक आनी फोमेंतोचे चॅरमॅन अवधूत तिंबलो उलय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